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9.1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65.09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139.91mm"/>
    </style:style>
    <style:style style:name="co10" style:family="table-column">
      <style:table-column-properties fo:break-before="auto" style:column-width="19.0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2.26mm" fo:break-before="auto" style:use-optimal-row-height="false"/>
    </style:style>
    <style:style style:name="ro2" style:family="table-row">
      <style:table-row-properties style:row-height="5.89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9.9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66ffff" style:text-align-source="fix" style:repeat-content="false" fo:border="0.06pt solid #000000" style:vertical-align="middle"/>
      <style:paragraph-properties fo:text-align="center"/>
      <style:text-properties style:font-name="Noto Sans CJK JP Black" fo:font-size="12pt" style:font-name-asian="Noto Sans CJK JP Black" style:font-size-asian="12pt" style:font-name-complex="Noto Sans CJK JP Black" style:font-size-complex="12pt"/>
    </style:style>
    <style:style style:name="ce5" style:family="table-cell" style:parent-style-name="Default" style:data-style-name="N0">
      <style:table-cell-properties fo:background-color="#99ff66"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mm"/>
      <style:text-properties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 style:data-style-name="N0">
      <style:table-cell-properties style:text-align-source="fix" style:repeat-content="false" fo:border="none" style:vertical-align="top"/>
      <style:paragraph-properties fo:text-align="start" fo:margin-left="0mm"/>
    </style:style>
    <style:style style:name="ce1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country="IT" style:country-asian="CN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 table:number-columns-spanned="8" table:number-rows-spanned="1">
            <text:p>PRODUCT BACKLOG</text:p>
          </table:table-cell>
          <table:covered-table-cell table:number-columns-repeated="5"/>
          <table:covered-table-cell table:style-name="ce12"/>
          <table:covered-table-cell/>
          <table:table-cell table:number-columns-repeated="55"/>
        </table:table-row>
        <table:table-row table:style-name="ro3">
          <table:table-cell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VALUE POINTS</text:p>
          </table:table-cell>
          <table:table-cell table:style-name="ce5" office:value-type="string" calcext:value-type="string">
            <text:p>STORY POINTS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BFTB</text:p>
          </table:table-cell>
          <table:table-cell table:style-name="ce5" office:value-type="string" calcext:value-type="string">
            <text:p>LINK API</text:p>
          </table:table-cell>
          <table:table-cell table:number-columns-repeated="55"/>
        </table:table-row>
        <table:table-row table:style-name="ro4">
          <table:table-cell table:style-name="ce2" office:value-type="string" calcext:value-type="string" table:number-columns-spanned="1" table:number-rows-spanned="5">
            <text:p>FIRST SPRIN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<text:s/>Informazioni sui Clienti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string" calcext:value-type="string">
            <text:p>Test con utente e password validi / Test con utente valido e password errata / Test con nome utente e password sbagliati, test recupero credenziali.</text:p>
          </table:table-cell>
          <table:table-cell table:style-name="ce10" office:value-type="string" calcext:value-type="string">
            <text:p><text:s/>l'amministratore del sito può creare, modificare, cancellare e leggere gli utenti del proprio sito</text:p>
          </table:table-cell>
          <table:table-cell table:style-name="ce13" office:value-type="float" office:value="4.26" calcext:value-type="float">
            <text:p>4,26</text:p>
          </table:table-cell>
          <table:table-cell table:style-name="ce15" office:value-type="string" calcext:value-type="string">
            <text:p> <text:a xlink:href="https://speedwagonfoundation-app.herokuapp.com/users/?limit=&amp;offset" xlink:type="simple">https://speedwagonfoundation-app.herokuapp.com/users/?limit=&amp;offset</text:a>=           <text:a xlink:href="https://speedwagonfoundation-app.herokuapp.com/users/:id" xlink:type="simple">https://speedwagonfoundation-app.herokuapp.com/users/:id</text:a></text:p>
          </table:table-cell>
          <table:table-cell table:number-columns-repeated="55"/>
        </table:table-row>
        <table:table-row table:style-name="ro4">
          <table:covered-table-cell table:style-name="ce3"/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Sezione delle schede per l’allenamento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34" calcext:value-type="float">
            <text:p>34</text:p>
          </table:table-cell>
          <table:table-cell table:style-name="ce10" office:value-type="string" calcext:value-type="string">
            <text:p>Test di creazione esercizi da parte del personal trainer / Test modifica esercizi da parte del personal trainer / Test di visualizzazione da parte dell'atleta.</text:p>
          </table:table-cell>
          <table:table-cell table:style-name="ce10" office:value-type="string" calcext:value-type="string">
            <text:p><text:s/>l'atleta visiona la scheda fornitagli dal personal trainer, mentre il PT crea la scheda</text:p>
          </table:table-cell>
          <table:table-cell table:style-name="ce13" office:value-type="float" office:value="2.62" calcext:value-type="float">
            <text:p>2,62</text:p>
          </table:table-cell>
          <table:table-cell table:style-name="ce15" office:value-type="string" calcext:value-type="string">
            <text:p><text:a xlink:href="https://speedwagonfoundation-app.herokuapp.com/schede" xlink:type="simple">https://speedwagonfoundation-app.herokuapp.com/schede</text:a>     <text:a xlink:href="https://speedwagonfoundation-app.herokuapp.com/schede/:id" xlink:type="simple">https://speedwagonfoundation-app.herokuapp.com/schede/:id</text:a></text:p>
          </table:table-cell>
          <table:table-cell table:number-columns-repeated="55"/>
        </table:table-row>
        <table:table-row table:style-name="ro4">
          <table:covered-table-cell table:style-name="ce3"/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Consigli del Personal Trainer tramite Chat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string" calcext:value-type="string">
            <text:p>Test creazione e modifica consiglio / Test visualizzazione consiglio</text:p>
          </table:table-cell>
          <table:table-cell table:style-name="ce10" office:value-type="string" calcext:value-type="string">
            <text:p>l'atleta visiona i consigli alimentari e sullo stile di vita fornitogli dal personal trainer e li legge dalla chat con il PT, mentre il PT li crea</text:p>
          </table:table-cell>
          <table:table-cell table:style-name="ce13" office:value-type="float" office:value="2.61" calcext:value-type="float">
            <text:p>2,61</text:p>
          </table:table-cell>
          <table:table-cell table:style-name="ce16" office:value-type="string" calcext:value-type="string">
            <text:p><text:a xlink:href="https://speedwagonfoundation-app.herokuapp.com/chat/:idFrom/:idTo/:idMessage" xlink:type="simple">https://speedwagonfoundation-app.herokuapp.com/chat/:idFrom/:idTo/:idMessage</text:a> <text:a xlink:href="https://speedwagonfoundation-app.herokuapp.com/chat/:idFrom/:idTo" xlink:type="simple">https://speedwagonfoundation-app.herokuapp.com/chat/:idFrom/:idTo</text:a> <text:a xlink:href="https://speedwagonfoundation-app.herokuapp.com/chat/:idFrom" xlink:type="simple">https://speedwagonfoundation-app.herokuapp.com/chat/:idFrom</text:a></text:p>
          </table:table-cell>
          <table:table-cell table:number-columns-repeated="55"/>
        </table:table-row>
        <table:table-row table:style-name="ro4">
          <table:covered-table-cell table:style-name="ce3"/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<text:s/>Informazioni di tutta la Palestra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string" calcext:value-type="string">
            <text:p>Test visualizzazione del tutorial da scheda e da sezione apposita / Test modifica tutorial da parte del Personal Trainer</text:p>
          </table:table-cell>
          <table:table-cell table:style-name="ce10" office:value-type="string" calcext:value-type="string">
            <text:p>poter ottenere Info circa a Orari, tipi di Corsi, Nomi degli Istruttori, e Sale disponibili per l'allenamento</text:p>
          </table:table-cell>
          <table:table-cell table:style-name="ce13" office:value-type="float" office:value="2.2" calcext:value-type="float">
            <text:p>2,2</text:p>
          </table:table-cell>
          <table:table-cell table:style-name="ce17" office:value-type="string" calcext:value-type="string">
            <text:p><text:a xlink:href="https://speedwagonfoundation-app.herokuapp.com/info" xlink:type="simple">https://speedwagonfoundation-app.herokuapp.com/info</text:a>   <text:a xlink:href="https://speedwagonfoundation-app.herokuapp.com/info/:id" xlink:type="simple">https://speedwagonfoundation-app.herokuapp.com/info/:id</text:a>    <text:a xlink:href="https://speedwagonfoundation-app.herokuapp.com/info/:id/:key" xlink:type="simple">https://speedwagonfoundation-app.herokuapp.com/info/:id/:key</text:a></text:p>
          </table:table-cell>
          <table:table-cell table:number-columns-repeated="55"/>
        </table:table-row>
        <table:table-row table:style-name="ro4">
          <table:covered-table-cell table:style-name="ce3"/>
          <table:table-cell table:style-name="ce6" office:value-type="float" office:value="5" calcext:value-type="float">
            <text:p>5</text:p>
          </table:table-cell>
          <table:table-cell table:style-name="ce10" office:value-type="string" calcext:value-type="string">
            <text:p>Registrazione dei miglioramenti e Storico dei Miglioramenti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10" office:value-type="string" calcext:value-type="string">
            <text:p>Test con username già esistente / test con username non esistente </text:p>
          </table:table-cell>
          <table:table-cell table:style-name="ce10" office:value-type="string" calcext:value-type="string">
            <text:p>l'atleta inserisce i propri miglioramenti prestazionali e ne viene visualizzato il progresso</text:p>
            <text:p/>
          </table:table-cell>
          <table:table-cell table:style-name="ce13" table:formula="of:=[.D8]/[.E8]" office:value-type="float" office:value="2" calcext:value-type="float">
            <text:p>2</text:p>
          </table:table-cell>
          <table:table-cell table:style-name="ce18" office:value-type="string" calcext:value-type="string">
            <text:p><text:span text:style-name="T1"><text:a xlink:href="https://speedwagonfoundation-app.herokuapp.com/storico" xlink:type="simple">https://speedwagonfoundation-app.herokuapp.com/storico</text:a></text:span></text:p>
            <text:p><text:span text:style-name="T1"><text:a xlink:href="https://speedwagonfoundation-app.herokuapp.com/storico/id/date_start/date_stop" xlink:type="simple">https://speedwagonfoundation-app.herokuapp.com/storico/id/date_start/date_stop</text:a></text:span></text:p>
          </table:table-cell>
          <table:table-cell table:number-columns-repeated="55"/>
        </table:table-row>
        <table:table-row table:style-name="ro3" table:number-rows-repeated="2">
          <table:table-cell/>
          <table:table-cell table:style-name="ce7"/>
          <table:table-cell table:style-name="ce11"/>
          <table:table-cell table:style-name="ce7" table:number-columns-repeated="2"/>
          <table:table-cell table:style-name="ce11" table:number-columns-repeated="2"/>
          <table:table-cell table:style-name="ce14"/>
          <table:table-cell table:style-name="ce8"/>
          <table:table-cell table:number-columns-repeated="55"/>
        </table:table-row>
        <table:table-row table:style-name="ro3" table:number-rows-repeated="2">
          <table:table-cell/>
          <table:table-cell table:style-name="ce8" table:number-columns-repeated="7"/>
          <table:table-cell table:style-name="ce9"/>
          <table:table-cell table:number-columns-repeated="55"/>
        </table:table-row>
        <table:table-row table:style-name="ro3">
          <table:table-cell/>
          <table:table-cell table:style-name="ce9" table:number-columns-repeated="8"/>
          <table:table-cell table:number-columns-repeated="55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'"/>
    <style:font-face style:name="Noto Sans CJK JP Black" svg:font-family="'Noto Sans CJK JP Black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104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00/00/0000</text:date>, <text:time style:data-style-name="N2" text:time-value="14:57:39.6368957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6T17:40:04Z</meta:creation-date>
    <dc:date>2019-12-13T14:58:31.124918683</dc:date>
    <meta:editing-cycles>27</meta:editing-cycles>
    <meta:editing-duration>PT2H33M19S</meta:editing-duration>
    <meta:document-statistic meta:table-count="1" meta:cell-count="50" meta:object-count="0"/>
  </office:meta>
</office:document-meta>
</file>